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e208" officeooo:paragraph-rsid="000de208" style:font-size-asian="12pt" style:font-size-complex="12pt"/>
    </style:style>
    <style:style style:name="P2" style:family="paragraph" style:parent-style-name="Standard">
      <style:text-properties fo:font-size="12pt" officeooo:rsid="000e31f7" officeooo:paragraph-rsid="000e31f7" style:font-size-asian="12pt" style:font-size-complex="12pt"/>
    </style:style>
    <style:style style:name="P3" style:family="paragraph" style:parent-style-name="Standard">
      <style:text-properties fo:font-size="12pt" officeooo:rsid="00100768" officeooo:paragraph-rsid="00100768" style:font-size-asian="12pt" style:font-size-complex="12pt"/>
    </style:style>
    <style:style style:name="P4" style:family="paragraph" style:parent-style-name="Standard">
      <style:text-properties fo:font-size="16pt" officeooo:rsid="000de208" officeooo:paragraph-rsid="000de208" style:font-size-asian="14pt" style:font-size-complex="16pt"/>
    </style:style>
    <style:style style:name="P5" style:family="paragraph" style:parent-style-name="Standard">
      <style:text-properties fo:font-size="18pt" officeooo:rsid="000de208" officeooo:paragraph-rsid="000de208" style:font-size-asian="18pt" style:font-size-complex="18pt"/>
    </style:style>
    <style:style style:name="P6" style:family="paragraph" style:parent-style-name="Preformatted_20_Text">
      <style:text-properties style:font-name="Liberation Serif" fo:font-size="12pt" officeooo:rsid="000de208" officeooo:paragraph-rsid="000de20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e208" officeooo:paragraph-rsid="000de208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158f3" officeooo:paragraph-rsid="001158f3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158f3" officeooo:paragraph-rsid="0016f18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eb439" officeooo:paragraph-rsid="000eb43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00768" officeooo:paragraph-rsid="0010076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eb439" officeooo:paragraph-rsid="000eb439" style:font-size-asian="10.5pt" style:font-size-complex="12pt"/>
    </style:style>
    <style:style style:name="P13" style:family="paragraph" style:parent-style-name="Standard">
      <style:text-properties style:font-name="FreeMono" fo:font-size="12pt" officeooo:rsid="000de208" officeooo:paragraph-rsid="000de208" style:font-size-asian="12pt" style:font-size-complex="12pt"/>
    </style:style>
    <style:style style:name="P14" style:family="paragraph" style:parent-style-name="Standard">
      <style:text-properties style:font-name="FreeMono" fo:font-size="10pt" officeooo:rsid="00100768" officeooo:paragraph-rsid="00100768" style:font-size-asian="10pt" style:font-size-complex="10pt"/>
    </style:style>
    <style:style style:name="P15" style:family="paragraph" style:parent-style-name="Standard">
      <style:text-properties style:font-name="FreeMono" fo:font-size="9.5pt" officeooo:rsid="000eb439" officeooo:paragraph-rsid="000eb439" style:font-size-asian="9.5pt" style:font-size-complex="9.5pt"/>
    </style:style>
    <style:style style:name="P16" style:family="paragraph" style:parent-style-name="Standard">
      <style:text-properties style:font-name="FreeMono" fo:font-size="9.5pt" officeooo:rsid="000de208" officeooo:paragraph-rsid="000de208" style:font-size-asian="9.5pt" style:font-size-complex="9.5pt"/>
    </style:style>
    <style:style style:name="P17" style:family="paragraph" style:parent-style-name="Standard">
      <style:text-properties fo:color="#ff0000" loext:opacity="100%" style:font-name="Liberation Serif" fo:font-size="14pt" officeooo:rsid="001158f3" officeooo:paragraph-rsid="001158f3" style:font-size-asian="14pt" style:font-size-complex="14pt"/>
    </style:style>
    <style:style style:name="P18" style:family="paragraph" style:parent-style-name="Preformatted_20_Text">
      <style:text-properties style:font-name="Liberation Serif" fo:font-size="12pt" officeooo:rsid="001158f3" officeooo:paragraph-rsid="001158f3" style:font-size-asian="12pt" style:font-size-complex="12pt"/>
    </style:style>
    <style:style style:name="T1" style:family="text">
      <style:text-properties officeooo:rsid="000e31f7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FreeMono" fo:font-size="9.5pt" style:font-size-asian="9.5pt" style:font-size-complex="9.5pt"/>
    </style:style>
    <style:style style:name="T4" style:family="text">
      <style:text-properties style:use-window-font-color="true" loext:opacity="0%" style:font-name="Liberation Serif"/>
    </style:style>
    <style:style style:name="T5" style:family="text">
      <style:text-properties style:use-window-font-color="true" loext:opacity="0%" style:font-name="Liberation Serif" officeooo:rsid="00159818"/>
    </style:style>
    <style:style style:name="T6" style:family="text">
      <style:text-properties style:use-window-font-color="true" loext:opacity="0%" style:font-name="Liberation Serif" officeooo:rsid="0016f186"/>
    </style:style>
    <style:style style:name="T7" style:family="text">
      <style:text-properties style:use-window-font-color="true" loext:opacity="0%" style:font-name="FreeMono"/>
    </style:style>
    <style:style style:name="T8" style:family="text">
      <style:text-properties style:use-window-font-color="true" loext:opacity="0%" style:font-name="FreeMono" fo:font-size="10.5pt" style:font-size-asian="10.5pt" style:font-size-complex="10.5pt"/>
    </style:style>
    <style:style style:name="T9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riving a simulation in Gazebo</text:p>
      <text:p text:style-name="P4"/>
      <text:p text:style-name="P1">First, after describing the robot’s model in a “.xacro” file, you must include plugins in gazebo tags to be able to add functionalities to the robot.</text:p>
      <text:p text:style-name="P1">1- color tag</text:p>
      <text:p text:style-name="P13">&lt;gazebo reference="caster_wheel"&gt;</text:p>
      <text:p text:style-name="P13"><text:s text:c="4"/>&lt;material&gt;Gazebo/Black&lt;/material&gt;</text:p>
      <text:p text:style-name="P13"><text:s text:c="4"/>&lt;mu1 value="0.001"/&gt;</text:p>
      <text:p text:style-name="P13"><text:s text:c="4"/>&lt;mu2 value="0.001"/&gt;</text:p>
      <text:p text:style-name="P13">&lt;/gazebo&gt;</text:p>
      <text:p text:style-name="P3">note: ‘mu1/2’ is only for the caster wheel (normally you don’t add them)</text:p>
      <text:p text:style-name="P1"/>
      <text:p text:style-name="P1"/>
      <text:p text:style-name="P1">2- <text:span text:style-name="T1">camera</text:span></text:p>
      <text:p text:style-name="P2">first, we must include a camera joint:</text:p>
      <text:p text:style-name="P13">&lt;joint name="camera_optical_joint" type="fixed"&gt;</text:p>
      <text:p text:style-name="P13"><text:s text:c="4"/>&lt;origin xyz="0 0 0" rpy="-1.571 0 -1.571" /&gt;</text:p>
      <text:p text:style-name="P13"><text:s text:c="4"/>&lt;parent link="camera_link" /&gt;</text:p>
      <text:p text:style-name="P13"><text:s text:c="4"/>&lt;child link="camera_link_optical" /&gt;</text:p>
      <text:p text:style-name="P13">&lt;/joint&gt;</text:p>
      <text:p text:style-name="P13"/>
      <text:p text:style-name="P13">&lt;link name="camera_link_optical"&gt;&lt;/link&gt;</text:p>
      <text:p text:style-name="P7"/>
      <text:p text:style-name="P7"/>
      <text:p text:style-name="P10">then, you can add the sensor</text:p>
      <text:p text:style-name="P13"><text:s text:c="4"/>&lt;gazebo reference="camera_link"&gt;</text:p>
      <text:p text:style-name="P13"><text:s text:c="8"/>&lt;sensor type="depth" name="my_camera"&gt;</text:p>
      <text:p text:style-name="P13"><text:s text:c="12"/>&lt;update_rate&gt;20&lt;/update_rate&gt;</text:p>
      <text:p text:style-name="P13"><text:s text:c="12"/>&lt;visualize&gt;true&lt;/visualize&gt;</text:p>
      <text:p text:style-name="P13"><text:s text:c="12"/>&lt;camera name="cam"&gt;</text:p>
      <text:p text:style-name="P13"><text:s text:c="16"/>&lt;horizontal_fov&gt;1.3962634&lt;/horizontal_fov&gt;</text:p>
      <text:p text:style-name="P13"><text:s text:c="16"/>&lt;image&gt;</text:p>
      <text:p text:style-name="P13"><text:s text:c="20"/>&lt;width&gt;640&lt;/width&gt;</text:p>
      <text:p text:style-name="P13"><text:s text:c="20"/>&lt;height&gt;480&lt;/height&gt;</text:p>
      <text:p text:style-name="P13"><text:s text:c="20"/>&lt;format&gt;R8B8G8&lt;/format&gt;</text:p>
      <text:p text:style-name="P13"><text:s text:c="16"/>&lt;/image&gt;</text:p>
      <text:p text:style-name="P13"><text:s text:c="16"/>&lt;clip&gt;</text:p>
      <text:p text:style-name="P13"><text:s text:c="20"/>&lt;near&gt;0.02&lt;/near&gt;</text:p>
      <text:p text:style-name="P13"><text:s text:c="20"/>&lt;far&gt;300&lt;/far&gt;</text:p>
      <text:p text:style-name="P13"><text:s text:c="16"/>&lt;/clip&gt;</text:p>
      <text:p text:style-name="P13"><text:s text:c="16"/>&lt;noise&gt;</text:p>
      <text:p text:style-name="P13"><text:s text:c="20"/>&lt;type&gt;gaussian&lt;/type&gt;</text:p>
      <text:p text:style-name="P13"><text:s text:c="20"/>&lt;mean&gt;0.0&lt;/mean&gt;</text:p>
      <text:p text:style-name="P13"><text:s text:c="20"/>&lt;stddev&gt;0.007&lt;/stddev&gt;</text:p>
      <text:p text:style-name="P13"><text:s text:c="16"/>&lt;/noise&gt;</text:p>
      <text:p text:style-name="P13"><text:s text:c="12"/>&lt;/camera&gt;</text:p>
      <text:p text:style-name="P13"><text:s text:c="12"/>&lt;plugin name="camera_controller" filename="libgazebo_ros_camera.so"&gt;</text:p>
      <text:p text:style-name="P13"><text:s text:c="16"/>&lt;frame_name&gt;camera_link_optical&lt;/frame_name&gt;</text:p>
      <text:p text:style-name="P13"><text:s text:c="16"/>&lt;min_depth&gt;0.1&lt;/min_depth&gt;</text:p>
      <text:p text:style-name="P13"><text:s text:c="16"/>&lt;max_depth&gt;500&lt;/max_depth&gt;</text:p>
      <text:p text:style-name="P13"><text:s text:c="12"/>&lt;/plugin&gt;</text:p>
      <text:p text:style-name="P13"><text:s text:c="8"/>&lt;/sensor&gt;</text:p>
      <text:p text:style-name="P13"><text:s text:c="4"/>&lt;/gazebo&gt;</text:p>
      <text:p text:style-name="P7"/>
      <text:p text:style-name="P7"/>
      <text:p text:style-name="P7"/>
      <text:p text:style-name="P11"><text:soft-page-break/>3-adding the differential drive ability:</text:p>
      <text:p text:style-name="P14">&lt;?xml version="1.0"?&gt;</text:p>
      <text:p text:style-name="P14">&lt;robot xmlns:xacro="http://www.ros.org/wiki/xacro"&gt;</text:p>
      <text:p text:style-name="P14"/>
      <text:p text:style-name="P14"><text:s text:c="4"/>&lt;gazebo&gt;</text:p>
      <text:p text:style-name="P14"><text:s text:c="8"/>&lt;plugin name='diff_drive' filename='libgazebo_ros_diff_drive.so'&gt;</text:p>
      <text:p text:style-name="P14"><text:s text:c="4"/></text:p>
      <text:p text:style-name="P14"><text:s text:c="4"/></text:p>
      <text:p text:style-name="P14"><text:s text:c="12"/>&lt;!-- Wheel Information --&gt;</text:p>
      <text:p text:style-name="P14"><text:s text:c="12"/>&lt;left_joint&gt;<text:span text:style-name="T9">[left_wheel_joint]</text:span>&lt;/left_joint&gt;</text:p>
      <text:p text:style-name="P14"><text:s text:c="12"/>&lt;right_joint&gt;<text:span text:style-name="T9">[right_wheel_joint]</text:span>&lt;/right_joint&gt;</text:p>
      <text:p text:style-name="P14"><text:s text:c="12"/>&lt;wheel_separation&gt;<text:span text:style-name="T9">[distance between wheels]</text:span>&lt;/wheel_separation&gt;</text:p>
      <text:p text:style-name="P14"><text:s text:c="12"/>&lt;wheel_diameter&gt;<text:span text:style-name="T9">[DIA]</text:span>&lt;/wheel_diameter&gt;</text:p>
      <text:p text:style-name="P14"><text:s text:c="4"/></text:p>
      <text:p text:style-name="P14"/>
      <text:p text:style-name="P14"><text:s text:c="12"/>&lt;!-- Limits --&gt;</text:p>
      <text:p text:style-name="P14"><text:s text:c="12"/>&lt;max_wheel_torque&gt;<text:span text:style-name="T9">[ANY BIG VALUE (200)]</text:span>&lt;/max_wheel_torque&gt;</text:p>
      <text:p text:style-name="P14"><text:s text:c="12"/>&lt;max_wheel_acceleration&gt;<text:span text:style-name="T9">[ANY BIG VALUE (10.0)]</text:span>&lt;/max_wheel_acceleration&gt;</text:p>
      <text:p text:style-name="P14"><text:s text:c="4"/></text:p>
      <text:p text:style-name="P14"/>
      <text:p text:style-name="P14"><text:s text:c="12"/>&lt;!-- Output --&gt;</text:p>
      <text:p text:style-name="P14"><text:s text:c="12"/>&lt;odometry_frame&gt;odom&lt;/odometry_frame&gt;</text:p>
      <text:p text:style-name="P14"><text:s text:c="12"/>&lt;robot_base_frame&gt;base_link&lt;/robot_base_frame&gt;</text:p>
      <text:p text:style-name="P14"/>
      <text:p text:style-name="P14"><text:s text:c="12"/>&lt;publish_odom&gt;true&lt;/publish_odom&gt;</text:p>
      <text:p text:style-name="P14"><text:s text:c="12"/>&lt;publish_odom_tf&gt;true&lt;/publish_odom_tf&gt;</text:p>
      <text:p text:style-name="P14"><text:s text:c="12"/>&lt;publish_wheel_tf&gt;true&lt;/publish_wheel_tf&gt;</text:p>
      <text:p text:style-name="P14"><text:s text:c="4"/></text:p>
      <text:p text:style-name="P14"><text:s text:c="4"/></text:p>
      <text:p text:style-name="P14"><text:s text:c="8"/>&lt;/plugin&gt;</text:p>
      <text:p text:style-name="P14"><text:s text:c="4"/>&lt;/gazebo&gt;</text:p>
      <text:p text:style-name="P14"/>
      <text:p text:style-name="P14">&lt;/robot&gt;</text:p>
      <text:p text:style-name="P7"/>
      <text:p text:style-name="P7"/>
      <text:p text:style-name="P7"/>
      <text:p text:style-name="P7"/>
      <text:p text:style-name="P10">Here are some functions that are related to gazebo:</text:p>
      <text:p text:style-name="P10"/>
      <text:p text:style-name="P10">1- launch gazebo with a world</text:p>
      <text:p text:style-name="P15"><text:bookmark-start text:name="__DdeLink__246_848971364"/>ros2 launch gazebo_ros gazebo.launch.py world:=[PATH/TO/WORLD].world<text:bookmark-end text:name="__DdeLink__246_848971364"/></text:p>
      <text:p text:style-name="P12">2- spawn the robot into an already open gazebo</text:p>
      <text:p text:style-name="P15">ros2 run gazebo_ros spawn_entity.py -topic robot_description -entity some_name</text:p>
      <text:p text:style-name="P12">3- manual change of the robot position</text:p>
      <text:p text:style-name="P16">ros2 topic pub -1 /set_joint_trajectory trajectory_msgs/msg/JointTrajectory <text:s/>'{header: {frame_id: world}, joint_names: [slider_joint, arm_joint], points: [ <text:s/>{positions: {0.8,0.6}} ]}'</text:p>
      <text:p text:style-name="P10">4- to add dome friction</text:p>
      <text:p text:style-name="P6"><text:span text:style-name="Source_20_Text"><text:span text:style-name="T3">&lt;dynamics damping="10.0" friction="10.0"/&gt;</text:span></text:span></text:p>
      <text:p text:style-name="P7"/>
      <text:p text:style-name="P17">5- To control the robot using the keyboard:</text:p>
      <text:p text:style-name="P8"><text:span text:style-name="Source_20_Text"><text:span text:style-name="T3">ros2 run teleop_twist_keyboard teleop_twist_keyboard</text:span></text:span></text:p>
      <text:p text:style-name="P8"><text:span text:style-name="Source_20_Text"><text:span text:style-name="T8">--ros-args -r /cmd_vel:=/diff_cont/cmd_vel_unstamped</text:span></text:span></text:p>
      <text:p text:style-name="P8"><text:span text:style-name="Source_20_Text"><text:span text:style-name="T4"/></text:span></text:p>
      <text:p text:style-name="P8"><text:span text:style-name="Source_20_Text"><text:span text:style-name="T4">6- 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9"><text:span text:style-name="Source_20_Text"><text:span text:style-name="T6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17:40.557657716</meta:creation-date>
    <meta:generator>LibreOffice/7.3.7.2$Linux_X86_64 LibreOffice_project/30$Build-2</meta:generator>
    <dc:date>2024-05-03T21:42:00.610148239</dc:date>
    <meta:editing-duration>PT4H5M12S</meta:editing-duration>
    <meta:editing-cycles>7</meta:editing-cycles>
    <meta:document-statistic meta:table-count="0" meta:image-count="0" meta:object-count="0" meta:page-count="2" meta:paragraph-count="87" meta:word-count="258" meta:character-count="3384" meta:non-whitespace-character-count="2552"/>
  </office:meta>
</office:document-meta>
</file>